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25.612cm" table:align="left" fo:background-color="transparent" table:border-model="separating">
        <style:background-image/>
      </style:table-properties>
    </style:style>
    <style:style style:name="Таблица1.A" style:family="table-column">
      <style:table-column-properties style:column-width="2.011cm"/>
    </style:style>
    <style:style style:name="Таблица1.B" style:family="table-column">
      <style:table-column-properties style:column-width="6.694cm"/>
    </style:style>
    <style:style style:name="Таблица1.C" style:family="table-column">
      <style:table-column-properties style:column-width="16.907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transparent" fo:padding="0.097cm" fo:border-left="1pt outset #000000" fo:border-right="none" fo:border-top="1pt outset #000000" fo:border-bottom="1pt outset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1pt outset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1pt outset #000000" fo:border-right="none" fo:border-top="none" fo:border-bottom="1pt outset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1pt outset #000000" fo:border-right="1pt outset #000000" fo:border-top="none" fo:border-bottom="1pt outset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09a041" officeooo:paragraph-rsid="0009a04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312" officeooo:paragraph-rsid="000d7312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ing_20_1">
      <style:paragraph-properties fo:margin-top="0cm" fo:margin-bottom="0cm" loext:contextual-spacing="false" fo:text-align="center" style:justify-single-word="false"/>
      <style:text-properties fo:font-size="24pt" fo:language="none" fo:country="none" officeooo:rsid="000d7312" officeooo:paragraph-rsid="000d7312" style:font-size-asian="24pt" style:font-size-complex="24pt"/>
    </style:style>
    <style:style style:name="P4" style:family="paragraph" style:parent-style-name="Title">
      <style:paragraph-properties fo:text-align="start" style:justify-single-word="false"/>
      <style:text-properties officeooo:rsid="000b980f" officeooo:paragraph-rsid="0009a041"/>
    </style:style>
    <style:style style:name="P5" style:family="paragraph" style:parent-style-name="Heading_20_4">
      <style:paragraph-properties fo:margin-top="0cm" fo:margin-bottom="0cm" loext:contextual-spacing="false"/>
      <style:text-properties fo:font-size="12pt" officeooo:rsid="0026fbc9" officeooo:paragraph-rsid="0009a041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officeooo:rsid="000d7312" officeooo:paragraph-rsid="000d7312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Courier 10 Pitch"/>
    </style:style>
    <style:style style:name="T2" style:family="text">
      <style:text-properties officeooo:rsid="000c10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Тестовое представление таблицы</text:h>
      <text:h text:style-name="P5" text:outline-level="4"/>
      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office:value-type="string"><text:p text:style-name="P6">id</text:p></table:table-cell><table:table-cell table:style-name="Таблица1.A1" office:value-type="string"><text:p text:style-name="P6">группа</text:p></table:table-cell><table:table-cell table:style-name="Таблица1.C1" office:value-type="string"><text:p text:style-name="P6">староста</text:p></table:table-cell></table:table-row>{% for i in stroki %}<table:table-row table:style-name="Таблица1.1"><table:table-cell table:style-name="Таблица1.A2" office:value-type="string"><text:p text:style-name="P2">{{ i.ind }}</text:p></table:table-cell><table:table-cell table:style-name="Таблица1.A2" office:value-type="string"><text:p text:style-name="P2">{{ i.grname }}</text:p></table:table-cell><table:table-cell table:style-name="Таблица1.C2" office:value-type="string"><text:p text:style-name="P2">{{ i.star }}</text:p></table:table-cell></table:table-row>{% endfor %}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9-10-18T15:17:14.505277044</dc:date>
    <meta:editing-duration>PT21M29S</meta:editing-duration>
    <meta:editing-cycles>11</meta:editing-cycles>
    <meta:generator>LibreOffice/6.2.5.2$Linux_X86_64 LibreOffice_project/20$Build-2</meta:generator>
    <meta:document-statistic meta:table-count="1" meta:image-count="0" meta:object-count="0" meta:page-count="1" meta:paragraph-count="7" meta:word-count="15" meta:character-count="83" meta:non-whitespace-character-count="75"/>
  </office:meta>
</office:document-meta>
</file>